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master-page-name="">
      <style:paragraph-properties fo:line-height="200%" fo:text-align="center" style:justify-single-word="false" fo:text-indent="0.5in" style:auto-text-indent="true" style:page-number="auto"/>
      <style:text-properties fo:language="en" fo:country="US" officeooo:rsid="001145da" officeooo:paragraph-rsid="001145da"/>
    </style:style>
    <style:style style:name="P2" style:family="paragraph" style:parent-style-name="Standard">
      <style:paragraph-properties fo:line-height="200%" fo:text-align="center" style:justify-single-word="false" fo:text-indent="0.5in" style:auto-text-indent="true"/>
      <style:text-properties fo:language="en" fo:country="US" fo:font-weight="bold" officeooo:rsid="001145da" officeooo:paragraph-rsid="001145da"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language="en" fo:country="US" fo:font-weight="normal" officeooo:rsid="001145da" officeooo:paragraph-rsid="001145da" style:font-weight-asian="normal" style:font-weight-complex="normal"/>
    </style:style>
    <style:style style:name="P4" style:family="paragraph" style:parent-style-name="Standard">
      <style:paragraph-properties fo:line-height="200%" fo:text-align="start" style:justify-single-word="false" fo:text-indent="0.5in" style:auto-text-indent="true"/>
      <style:text-properties fo:language="en" fo:country="US" fo:font-weight="normal" officeooo:rsid="00122db1" officeooo:paragraph-rsid="00122db1" style:font-weight-asian="normal" style:font-weight-complex="normal"/>
    </style:style>
    <style:style style:name="T1" style:family="text">
      <style:text-properties officeooo:rsid="00122d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verbs 27:9 &amp; 17</text:p>
      <text:p text:style-name="P2">9. The heartfelt counsel of a friend is as sweet as perfume and incense.</text:p>
      <text:p text:style-name="P2">17. As irons sharpens iron, so one man sharpens another.</text:p>
      <text:p text:style-name="P3">How good are friends? They can be the reason some of us go to our jobs, they can be the reason some even get up in the morning. Making friends when you are younger was easy. All you had to do is go up and start talking to someone and more than likely you would become friends. As an adult, it is much harder. Each person has had things done to them which makes us weary. We have had to suffer the heartache of someone who meant something to us break our hearts. </text:p>
      <text:p text:style-name="P3">Godly friends are good for the soul. They are a much needed rest from the face we have to put on for the rest of the world. They allow us to be ourselves without shielding our hearts from the constant barrage of Satan’s arrows. They are the people we go to first when we are in need and they will always stop and pray with you. Though we are all human and tend to make mistakes, a Godly friend is always there to help you back up after a fall.</text:p>
      <text:p text:style-name="P3">The reason believers are to have other believers as friends is because we strengthen one another. It is not to say that we are to isolate ourselves and not have non-believers as friends, but having a believer as a friend is a different kind of relationship. <text:span text:style-name="T1">It is a relationship based in faith and strengthened not by human hands but the hands of our Savior. Proverbs 17 is a perfect example of having believers as friends. We build each other up. The world is hard enough on us, it is important for us to have friends to help keep us strong.</text:span></text:p>
      <text:p text:style-name="P4">Michael W. Smith sang a song in the 80’s called “Friends”, and I am sure most of us in this room have heard it. It says “Friends are Friends forever, if the Lord’s a Lord of them” This friendship is more than a friendship, however, it is a brother or sister hood. It is a family if the Lord is our savior. We, since becoming Christians were adopted into a gigantic family and each believer is our brother or sister in Jesus Christ. </text:p>
      <text:p text:style-name="P4"><text:soft-page-break/>Remember this week to praise the Lord for all things, especially our friends and confidantes. They will surely sharpen us and strengthen our bond with the Lord. Continue in your Bibles and as always keeps all of us here in your prayers..</text:p>
      <text:p text:style-name="P4">Thank You.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06-07T18:54:15.255247378</meta:creation-date>
    <dc:date>2025-06-07T19:15:03.476308052</dc:date>
    <dc:creator>Christopher Lorenzo</dc:creator>
    <meta:editing-duration>PT8M36S</meta:editing-duration>
    <meta:editing-cycles>1</meta:editing-cycles>
    <meta:document-statistic meta:table-count="0" meta:image-count="0" meta:object-count="0" meta:page-count="2" meta:paragraph-count="9" meta:word-count="439" meta:character-count="2273" meta:non-whitespace-character-count="1840"/>
    <meta:generator>LibreOffice/25.2.3.1$Linux_X86_64 LibreOffice_project/520$Build-1</meta:generator>
  </office:meta>
</office:document-meta>
</file>